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6" style:family="table-column">
      <style:table-column-properties fo:break-before="auto" style:column-width="11.317cm"/>
    </style:style>
    <style:style style:name="co7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7.009cm"/>
    </style:style>
    <style:style style:name="co5" style:family="table-column">
      <style:table-column-properties fo:break-before="auto" style:column-width="5.112cm"/>
    </style:style>
    <style:style style:name="co8" style:family="table-column">
      <style:table-column-properties fo:break-before="auto" style:column-width="17.14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ccff00"/>
    </style:style>
    <style:style style:name="ce9" style:family="table-cell" style:parent-style-name="Default">
      <style:table-cell-properties fo:background-color="#ffff66"/>
    </style:style>
  </office:automatic-styles>
  <office:body>
    <office:spreadsheet>
      <table:table table:name="problems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ce6"/>
        <table:table-column table:style-name="co8" table:default-cell-style-name="ce6"/>
        <table:table-column table:style-name="co4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8" office:value-type="string">
            <text:p>Liczby silne</text:p>
          </table:table-cell>
          <table:table-cell table:style-name="ce8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Pudelko antytrojkatowe</text:p>
          </table:table-cell>
          <table:table-cell table:style-name="ce8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Rysowanie trojkatow</text:p>
          </table:table-cell>
          <table:table-cell table:style-name="ce8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Stabilny ciag</text:p>
          </table:table-cell>
          <table:table-cell table:style-name="ce8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9">
            <text:p>first order</text:p>
          </table:table-cell>
          <table:table-cell table:style-name="ce9" office:value-type="string">
            <text:p>Sklej++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 II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Boty</text:p>
          </table:table-cell>
          <table:table-cell table:style-name="ce9" office:value-type="string">
            <text:p>see solution (hard problem) and write code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</text:p>
          </table:table-cell>
          <table:table-cell table:style-name="ce9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Ustawienie gonca</text:p>
          </table:table-cell>
          <table:table-cell table:style-name="ce9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Piramida liczbowa</text:p>
          </table:table-cell>
          <table:table-cell table:style-name="ce9" office:value-type="string">
            <text:p>see solution (come back when you learn about backtracking)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table:style-name="ce9" office:value-type="string">
            <text:p>Podzielnosc kontraktuje</text:p>
          </table:table-cell>
          <table:table-cell table:style-name="ce7" office:value-type="string" table:number-columns-spanned="1" table:number-rows-spanned="3">
            <text:p>see solutions and write code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Reforma drogowa</text:p>
          </table:table-cell>
          <table:covered-table-cell table:style-name="ce9"/>
          <table:table-cell/>
        </table:table-row>
        <table:table-row table:style-name="ro1">
          <table:covered-table-cell table:style-name="ce1"/>
          <table:table-cell table:style-name="ce9" office:value-type="string">
            <text:p>Bezbledne sortowanie</text:p>
          </table:table-cell>
          <table:covered-table-cell table:style-name="ce9"/>
          <table:table-cell/>
        </table:table-row>
      </table:table>
      <table:table table:name="general notes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note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irst order</text:p>
          </table:table-cell>
          <table:table-cell table:style-name="ce7" office:value-type="string">
            <text:p>study union by rank and union by size in Union Find data structure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2">12.02.2025</text:date>, <text:time>15:16:3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2-12T15:16:32.48</dc:date>
    <dc:creator>Marek P3mar</dc:creator>
    <meta:editing-duration>PT1H59M12S</meta:editing-duration>
    <meta:editing-cycles>56</meta:editing-cycles>
    <meta:generator>OpenOffice/4.1.13$Win32 OpenOffice.org_project/4113m1$Build-9810</meta:generator>
    <meta:document-statistic meta:table-count="2" meta:cell-count="56" meta:object-count="0"/>
  </office:meta>
</office:document-meta>
</file>